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adornments="10 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154in" fo:break-before="auto" style:use-optimal-row-height="false"/>
    </style:style>
    <style:style style:name="ro3" style:family="table-row">
      <style:table-row-properties style:row-height="1.1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2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M Mono 1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family="text">
      <style:text-properties style:font-style-asian="italic" style:font-style-complex="italic" fo:font-style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former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eystroke and MIDI Control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<text:span text:style-name="T1">'ctrl’ file parsing:</text:span>  Each line in a loop, mute-group, or automation control section is of the form: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Index <text:s text:c="2"/>“keyname” <text:s/>[ Toggle ] [ On ] [ Off ] <text:s/># comment/function name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where each bracket has the form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Inverse-bit <text:s text:c="2"/>MIDI-status <text:s text:c="2"/>D0 <text:s text:c="3"/>D1-min <text:s text:c="3"/>D1-max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7"/>
          <table:table-cell table:style-name="ce5" table:number-columns-repeated="1022"/>
        </table:table-row>
        <table:table-row table:style-name="ro2">
          <table:table-cell table:style-name="ce3" office:value-type="string" calcext:value-type="string" table:number-columns-spanned="4" table:number-rows-spanned="1">
            <text:p>The <text:span text:style-name="T2">“category”</text:span> depends on the section name:  “[loop-control]”, “[mute-group-control]”, and “[automation-control]”. The function to call is loop_control(<text:span text:style-name="T2">index</text:span>) for the first section and mute_group_control(<text:span text:style-name="T2">index</text:span>) for the first two sections.  For the automation-control section, the function to be called is looked up based on the <text:span text:style-name="T2">index</text:span> value. The function that does this is midioperation::call(<text:span text:style-name="T2">action code</text:span>, <text:span text:style-name="T3">D0</text:span>, <text:span text:style-name="T2">index</text:span>, <text:span text:style-name="T2">inverse</text:span>) which passes these parameters on to the final function call.  See below for the differences between keystroke processing and MIDI event processing.  Note espcially that the <text:span text:style-name="T1">D1</text:span> value is only used when deciding if the event is is allowed to be processed.</text:p>
          </table:table-cell>
          <table:covered-table-cell table:style-name="ce7"/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Keystrokes:</text:span> The key is shift-locked if group-learn (mod_glearn) is in progress.  The key is then looked up to obtain a a “<text:span text:style-name="T2">category”</text:span> (loop, mute-group, or automation control), <text:span text:style-name="T2">“action code” </text:span>(always “toggle” for keystrokes), a <text:span text:style-name="T2">“slot number”</text:span> (the function to perform), and, for loops and mute-groups only, an <text:span text:style-name="T2">“index” </text:span>that is used as the pattern or mute-group number.  The key-press initiates the action, while the key-release is treated as “inverse”, which is used in only a couple cases.  Some automation functions (such as “Record”) require a numeric parameter, and hence cannot be triggered by a keystroke.  The arrow-keys are hardwired for play-list support. A few keystrokes can be used to start functions that need a loop number:  “=” (open pattern editor), “-” (open event tab), and “/” (start slot-shift mechanism).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4">
          <table:table-cell table:style-name="ce5"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<text:span text:style-name="T1">MIDI events:</text:span>  If MIDI control is enabled, a search key is created to look up the event based on its status/event byte (e.g. Note On Channel 3). The “<text:span text:style-name="T2">slot number” </text:span>is looked up.  If the event has been assigned (in the ‘ctrl’ file) then it’s <text:span text:style-name="T1">D1</text:span> data value (e.g. velocity) is checked to make sure it is in the defined range (often 0 to 127). If so, then the <text:span text:style-name="T4">“category” </text:span><text:span text:style-name="T5">(loop, pattern, or automation)</text:span>, <text:span text:style-name="T2">“action code” </text:span><text:span text:style-name="T5">(toggle, on, or off),</text:span> the event’s <text:span text:style-name="T1">D0</text:span> value (e.g. CC or Note number), the <text:span text:style-name="T2">“index”</text:span> (pattern or mute-group number), and the <text:span text:style-name="T2">“inverse”</text:span> bit are used to determine the function call to be made in response to the MIDI event.  To summarize:  the section of the ‘ctrl’ file, the position of the control in the section, the MIDI status byte, and the <text:span text:style-name="T1">DO</text:span> value determine the function call.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4">
          <table:table-cell table:style-name="ce5" table:number-columns-repeated="1024"/>
        </table:table-row>
        <table:table-row table:style-name="ro4">
          <table:table-cell office:value-type="string" calcext:value-type="string">
            <text:p>SECTION</text:p>
          </table:table-cell>
          <table:table-cell table:style-name="ce4" office:value-type="string" calcext:value-type="string">
            <text:p>PERFORMER FUNCTIO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Keystrokes:</text:p>
          </table:table-cell>
          <table:table-cell office:value-type="string" calcext:value-type="string">
            <text:p>midi_control_keystroke()</text:p>
          </table:table-cell>
          <table:table-cell office:value-type="string" calcext:value-type="string">
            <text:p>(-1)</text:p>
          </table:table-cell>
          <table:table-cell office:value-type="string" calcext:value-type="string">
            <text:p>keystroke::control_code()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loop-control]:</text:p>
          </table:table-cell>
          <table:table-cell office:value-type="string" calcext:value-type="string">
            <text:p>loop_control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quence_playing_toggle/chang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lot_shift(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mute-group-control]:</text:p>
          </table:table-cell>
          <table:table-cell office:value-type="string" calcext:value-type="string">
            <text:p>mute_group_control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rou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learn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active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lect_and_mute_group(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automation-control]:</text:p>
          </table:table-cell>
          <table:table-cell office:value-type="string" calcext:value-type="string">
            <text:p>auto_func_list[](slot, func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bpm_up</text:p>
          </table:table-cell>
          <table:table-cell office:value-type="string" calcext:value-type="string">
            <text:p>automation_bpm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e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pm_dn</text:p>
          </table:table-cell>
          <table:table-cell office:value-type="string" calcext:value-type="string">
            <text:p>automation_bpm_dn() [incr/decr]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up</text:p>
          </table:table-cell>
          <table:table-cell office:value-type="string" calcext:value-type="string">
            <text:p>automation_ss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screense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ecrement_screense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dn</text:p>
          </table:table-cell>
          <table:table-cell office:value-type="string" calcext:value-type="string">
            <text:p>automation_ss_dn() [incr/decr]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replace</text:p>
          </table:table-cell>
          <table:table-cell office:value-type="string" calcext:value-type="string">
            <text:p>automation_replace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replac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snapshot</text:p>
          </table:table-cell>
          <table:table-cell office:value-type="string" calcext:value-type="string">
            <text:p>automation_snapshot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snaph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queue</text:p>
          </table:table-cell>
          <table:table-cell office:value-type="string" calcext:value-type="string">
            <text:p>automation_queue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gmute</text:p>
          </table:table-cell>
          <table:table-cell office:value-type="string" calcext:value-type="string">
            <text:p>automation_gm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glearn</text:p>
          </table:table-cell>
          <table:table-cell office:value-type="string" calcext:value-type="string">
            <text:p>automation_glearn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_ss</text:p>
          </table:table-cell>
          <table:table-cell office:value-type="string" calcext:value-type="string">
            <text:p>automation_play_s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back</text:p>
          </table:table-cell>
          <table:table-cell office:value-type="string" calcext:value-type="string">
            <text:p>automation_playback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record</text:p>
          </table:table-cell>
          <table:table-cell office:value-type="string" calcext:value-type="string">
            <text:p>automation_song_record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lo</text:p>
          </table:table-cell>
          <table:table-cell office:value-type="string" calcext:value-type="string">
            <text:p>automation_solo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queue|replac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hru</text:p>
          </table:table-cell>
          <table:table-cell office:value-type="string" calcext:value-type="string">
            <text:p>automation_thru(), set_thru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pm_page_up</text:p>
          </table:table-cell>
          <table:table-cell office:value-type="string" calcext:value-type="string">
            <text:p>automation_bpm_page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ge_in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ge_de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pm_page_dn</text:p>
          </table:table-cell>
          <table:table-cell office:value-type="string" calcext:value-type="string">
            <text:p>automation_bpm_page_dn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set</text:p>
          </table:table-cell>
          <table:table-cell office:value-type="string" calcext:value-type="string">
            <text:p>automation_ss_set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et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cord</text:p>
          </table:table-cell>
          <table:table-cell office:value-type="string" calcext:value-type="string">
            <text:p>automation_record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recording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an_record</text:p>
          </table:table-cell>
          <table:table-cell office:value-type="string" calcext:value-type="string">
            <text:p>automation_quan_record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quantized_recording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t_seq</text:p>
          </table:table-cell>
          <table:table-cell office:value-type="string" calcext:value-type="string">
            <text:p>automation_reset_seq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overwrite_recording()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Needs to be fixed &amp; enhanc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od_oneshot</text:p>
          </table:table-cell>
          <table:table-cell office:value-type="string" calcext:value-type="string">
            <text:p>automation_oneshot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onesh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F</text:p>
          </table:table-cell>
          <table:table-cell office:value-type="string" calcext:value-type="string">
            <text:p>automation_FF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wind</text:p>
          </table:table-cell>
          <table:table-cell office:value-type="string" calcext:value-type="string">
            <text:p>automation_rewind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p</text:p>
          </table:table-cell>
          <table:table-cell office:value-type="string" calcext:value-type="string">
            <text:p>automation_top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laylist</text:p>
          </table:table-cell>
          <table:table-cell office:value-type="string" calcext:value-type="string">
            <text:p>automation_playlist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Playlist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select_list_by_midi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next_list() [<text:span text:style-name="T2">down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previous_list() [<text:span text:style-name="T2">up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list_song</text:p>
          </table:table-cell>
          <table:table-cell office:value-type="string" calcext:value-type="string">
            <text:p>automation_playlist_song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ong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select_song_by_midi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next_song() [<text:span text:style-name="T2">right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previous_song() [<text:span text:style-name="T2">left-arrow]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ap_bpm</text:p>
          </table:table-cell>
          <table:table-cell office:value-type="string" calcext:value-type="string">
            <text:p>automation_tap_bpm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update_tap_bpm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rt</text:p>
          </table:table-cell>
          <table:table-cell office:value-type="string" calcext:value-type="string">
            <text:p>automation_star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stop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play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op</text:p>
          </table:table-cell>
          <table:table-cell office:value-type="string" calcext:value-type="string">
            <text:p>automation_stop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stop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rved_29</text:p>
          </table:table-cell>
          <table:table-cell office:value-type="string" calcext:value-type="string">
            <text:p>automation_reserved_29()</text:p>
          </table:table-cell>
          <table:table-cell office:value-type="string" calcext:value-type="string">
            <text:p>AVAILABLE FOR USA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ggle_mutes</text:p>
          </table:table-cell>
          <table:table-cell office:value-type="string" calcext:value-type="string">
            <text:p>automation_toggle_mutes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song_mute(toggle/on/off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pointer</text:p>
          </table:table-cell>
          <table:table-cell office:value-type="string" calcext:value-type="string">
            <text:p>automation_song_pointer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keep_queue</text:p>
          </table:table-cell>
          <table:table-cell office:value-type="string" calcext:value-type="string">
            <text:p>automation_keep_queu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ctrl_status(keep_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keep_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lot_shift</text:p>
          </table:table-cell>
          <table:table-cell office:value-type="string" calcext:value-type="string">
            <text:p>automation_slot_shif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slot_shif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utes_clear</text:p>
          </table:table-cell>
          <table:table-cell office:value-type="string" calcext:value-type="string">
            <text:p>automation_mutes_clear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lot_shift(), clear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it</text:p>
          </table:table-cell>
          <table:table-cell office:value-type="string" calcext:value-type="string">
            <text:p>automation_qui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ignal_qui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ttern_edit</text:p>
          </table:table-cell>
          <table:table-cell office:value-type="string" calcext:value-type="string">
            <text:p>automation_edit_pending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s a flag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vent_edit</text:p>
          </table:table-cell>
          <table:table-cell office:value-type="string" calcext:value-type="string">
            <text:p>automation_event_pending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s a flag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mode</text:p>
          </table:table-cell>
          <table:table-cell office:value-type="string" calcext:value-type="string">
            <text:p>automation_song_mode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song_start_mode() COMBINE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ggle_jack</text:p>
          </table:table-cell>
          <table:table-cell office:value-type="string" calcext:value-type="string">
            <text:p>automation_toggle_jack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jack_mode()</text:p>
          </table:table-cell>
          <table:table-cell office:value-type="string" calcext:value-type="string">
            <text:p>COMBINE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enu_mode</text:p>
          </table:table-cell>
          <table:table-cell office:value-type="string" calcext:value-type="string">
            <text:p>automation_menu_mode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llow_transport</text:p>
          </table:table-cell>
          <table:table-cell office:value-type="string" calcext:value-type="string">
            <text:p>automation_follow_transpor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follow_transpor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nic</text:p>
          </table:table-cell>
          <table:table-cell office:value-type="string" calcext:value-type="string">
            <text:p>automation_panic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nic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sibility</text:p>
          </table:table-cell>
          <table:table-cell office:value-type="string" calcext:value-type="string">
            <text:p>automation_visibility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visibility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ave_session</text:p>
          </table:table-cell>
          <table:table-cell office:value-type="string" calcext:value-type="string">
            <text:p>automation_save_session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ignal_sav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rved_45 to 48</text:p>
          </table:table-cell>
          <table:table-cell office:value-type="string" calcext:value-type="string">
            <text:p>automation_no_op()</text:p>
          </table:table-cell>
          <table:table-cell table:number-columns-repeated="1022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tomation Key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[automation-control]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"'"</text:p>
          </table:table-cell>
          <table:table-cell office:value-type="string" calcext:value-type="string">
            <text:p>BPM U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BPM Dn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]"</text:p>
          </table:table-cell>
          <table:table-cell office:value-type="string" calcext:value-type="string">
            <text:p>Set Up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"</text:p>
          </table:table-cell>
          <table:table-cell office:value-type="string" calcext:value-type="string">
            <text:p>Set Dn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KP_Home"</text:p>
          </table:table-cell>
          <table:table-cell office:value-type="string" calcext:value-type="string">
            <text:p>Repla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"Ins"</text:p>
          </table:table-cell>
          <table:table-cell office:value-type="string" calcext:value-type="string">
            <text:p>Snapshot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"o"</text:p>
          </table:table-cell>
          <table:table-cell office:value-type="string" calcext:value-type="string">
            <text:p>Queu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"`"</text:p>
          </table:table-cell>
          <table:table-cell office:value-type="string" calcext:value-type="string">
            <text:p>Group Mut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"l"</text:p>
          </table:table-cell>
          <table:table-cell office:value-type="string" calcext:value-type="string">
            <text:p>Group Learn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"Home"</text:p>
          </table:table-cell>
          <table:table-cell office:value-type="string" calcext:value-type="string">
            <text:p>Playing Se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"."</text:p>
          </table:table-cell>
          <table:table-cell office:value-type="string" calcext:value-type="string">
            <text:p>Playbac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"P"</text:p>
          </table:table-cell>
          <table:table-cell office:value-type="string" calcext:value-type="string">
            <text:p>Song Record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"BS"</text:p>
          </table:table-cell>
          <table:table-cell office:value-type="string" calcext:value-type="string">
            <text:p>Solo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"KP_/"</text:p>
          </table:table-cell>
          <table:table-cell office:value-type="string" calcext:value-type="string">
            <text:p>Thru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"PageUp"</text:p>
          </table:table-cell>
          <table:table-cell office:value-type="string" calcext:value-type="string">
            <text:p>BPM Page Up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"PageDn"</text:p>
          </table:table-cell>
          <table:table-cell office:value-type="string" calcext:value-type="string">
            <text:p>BPM Page Dn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"KP_."</text:p>
          </table:table-cell>
          <table:table-cell office:value-type="string" calcext:value-type="string">
            <text:p>Set Set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"KP_*"</text:p>
          </table:table-cell>
          <table:table-cell office:value-type="string" calcext:value-type="string">
            <text:p>Record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"KP_-"</text:p>
          </table:table-cell>
          <table:table-cell office:value-type="string" calcext:value-type="string">
            <text:p>Quan Record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"KP_+"</text:p>
          </table:table-cell>
          <table:table-cell office:value-type="string" calcext:value-type="string">
            <text:p>Reset Seq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"|"</text:p>
          </table:table-cell>
          <table:table-cell office:value-type="string" calcext:value-type="string">
            <text:p>One-shot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"F6"</text:p>
          </table:table-cell>
          <table:table-cell office:value-type="string" calcext:value-type="string">
            <text:p>FF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"F5"</text:p>
          </table:table-cell>
          <table:table-cell office:value-type="string" calcext:value-type="string">
            <text:p>Rewind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"F1"</text:p>
          </table:table-cell>
          <table:table-cell office:value-type="string" calcext:value-type="string">
            <text:p>Top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"F2"</text:p>
          </table:table-cell>
          <table:table-cell office:value-type="string" calcext:value-type="string">
            <text:p>Play List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"F3"</text:p>
          </table:table-cell>
          <table:table-cell office:value-type="string" calcext:value-type="string">
            <text:p>Play Song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"F9"</text:p>
          </table:table-cell>
          <table:table-cell office:value-type="string" calcext:value-type="string">
            <text:p>Tap BPM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"Space"</text:p>
          </table:table-cell>
          <table:table-cell office:value-type="string" calcext:value-type="string">
            <text:p>Start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"Esc"</text:p>
          </table:table-cell>
          <table:table-cell office:value-type="string" calcext:value-type="string">
            <text:p>Stop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"KP_Ins"</text:p>
          </table:table-cell>
          <table:table-cell office:value-type="string" calcext:value-type="string">
            <text:p>Snapshot_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"F8"</text:p>
          </table:table-cell>
          <table:table-cell office:value-type="string" calcext:value-type="string">
            <text:p>Toggle Mute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"F7"</text:p>
          </table:table-cell>
          <table:table-cell office:value-type="string" calcext:value-type="string">
            <text:p>Song Pos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"\"</text:p>
          </table:table-cell>
          <table:table-cell office:value-type="string" calcext:value-type="string">
            <text:p>Keep Queue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"/"</text:p>
          </table:table-cell>
          <table:table-cell office:value-type="string" calcext:value-type="string">
            <text:p>Slot Shift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"0"</text:p>
          </table:table-cell>
          <table:table-cell office:value-type="string" calcext:value-type="string">
            <text:p>Mutes Clear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"Null_f1"</text:p>
          </table:table-cell>
          <table:table-cell office:value-type="string" calcext:value-type="string">
            <text:p>Reserved 35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"="</text:p>
          </table:table-cell>
          <table:table-cell office:value-type="string" calcext:value-type="string">
            <text:p>Loop Edit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"-"</text:p>
          </table:table-cell>
          <table:table-cell office:value-type="string" calcext:value-type="string">
            <text:p>Event Edit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"F10"</text:p>
          </table:table-cell>
          <table:table-cell office:value-type="string" calcext:value-type="string">
            <text:p>Song Mode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"F11"</text:p>
          </table:table-cell>
          <table:table-cell office:value-type="string" calcext:value-type="string">
            <text:p>Toggle JACK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"F12"</text:p>
          </table:table-cell>
          <table:table-cell office:value-type="string" calcext:value-type="string">
            <text:p>Menu Mode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"F4"</text:p>
          </table:table-cell>
          <table:table-cell office:value-type="string" calcext:value-type="string">
            <text:p>Follow JACK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"~"</text:p>
          </table:table-cell>
          <table:table-cell office:value-type="string" calcext:value-type="string">
            <text:p>Panic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"0xf9"</text:p>
          </table:table-cell>
          <table:table-cell office:value-type="string" calcext:value-type="string">
            <text:p>Visibility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"0xfa"</text:p>
          </table:table-cell>
          <table:table-cell office:value-type="string" calcext:value-type="string">
            <text:p>Reserved 44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"0xfb"</text:p>
          </table:table-cell>
          <table:table-cell office:value-type="string" calcext:value-type="string">
            <text:p>Reserved 45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"0xfc"</text:p>
          </table:table-cell>
          <table:table-cell office:value-type="string" calcext:value-type="string">
            <text:p>Reserved 47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"0xfd"</text:p>
          </table:table-cell>
          <table:table-cell office:value-type="string" calcext:value-type="string">
            <text:p>Reserved 47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"0xfe"</text:p>
          </table:table-cell>
          <table:table-cell office:value-type="string" calcext:value-type="string">
            <text:p>Reserved 48</text:p>
          </table:table-cell>
        </table:table-row>
      </table:table>
      <table:table table:name="Automation Out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4">
          <table:table-cell table:number-columns-repeated="5"/>
        </table:table-row>
        <table:table-row table:style-name="ro4">
          <table:table-cell table:style-name="ce4" office:value-type="string" calcext:value-type="string">
            <text:p>[automation-control-out]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ic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us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y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ggle_mutes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record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t_shift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u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sho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plac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ap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rn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M_Up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M_Dn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_Up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_Dn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Up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Dn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_Up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_Dn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p_BPM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t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bility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2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3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4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5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6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7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adornments="10 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8:43:03.734156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1T08:56:17.088899117</dc:date>
    <meta:editing-duration>PT1H45M21S</meta:editing-duration>
    <meta:editing-cycles>10</meta:editing-cycles>
    <meta:document-statistic meta:table-count="3" meta:cell-count="522" meta:object-count="0"/>
  </office:meta>
</office:document-meta>
</file>